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0b2d" officeooo:paragraph-rsid="00130b2d"/>
    </style:style>
    <style:style style:name="P2" style:family="paragraph" style:parent-style-name="Standard">
      <style:text-properties officeooo:rsid="00167526" officeooo:paragraph-rsid="00167526"/>
    </style:style>
    <style:style style:name="P3" style:family="paragraph" style:parent-style-name="Standard">
      <style:text-properties officeooo:rsid="0019e295" officeooo:paragraph-rsid="0019e295"/>
    </style:style>
    <style:style style:name="P4" style:family="paragraph" style:parent-style-name="Standard">
      <style:text-properties officeooo:rsid="001a99e4" officeooo:paragraph-rsid="001a99e4"/>
    </style:style>
    <style:style style:name="P5" style:family="paragraph" style:parent-style-name="Standard">
      <style:text-properties officeooo:rsid="001b1246" officeooo:paragraph-rsid="001b1246"/>
    </style:style>
    <style:style style:name="P6" style:family="paragraph" style:parent-style-name="Standard">
      <style:text-properties officeooo:rsid="001e547f" officeooo:paragraph-rsid="001e547f"/>
    </style:style>
    <style:style style:name="P7" style:family="paragraph" style:parent-style-name="Standard">
      <style:text-properties officeooo:rsid="00202127" officeooo:paragraph-rsid="00202127"/>
    </style:style>
    <style:style style:name="P8" style:family="paragraph" style:parent-style-name="Standard">
      <style:text-properties officeooo:rsid="0021b3be" officeooo:paragraph-rsid="0021b3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tex. </text:p>
      <text:p text:style-name="P1">Cours 1, introduction.</text:p>
      <text:p text:style-name="P1"/>
      <text:p text:style-name="P2">Pour ubuntu : sudo apt-get install python-pygments. </text:p>
      <text:p text:style-name="P2"/>
      <text:p text:style-name="P3">Latex : langage informatique permettant de mettre en forme des documents et de les produire en PDF. Il sépare le fond de la forme à l’aide de commandes spécifiques. </text:p>
      <text:p text:style-name="P3"/>
      <text:p text:style-name="P4">1977 : Tex est créé par Donald Knuth pour les formules mathématiques principalement. </text:p>
      <text:p text:style-name="P4">Latex est une sur-couche de 1985 par Leslie Lamport. Simplification du langage et augmentation de ses capacités. </text:p>
      <text:p text:style-name="P4"/>
      <text:p text:style-name="P4">WYSIWYG : what you see is what you get. </text:p>
      <text:p text:style-name="P4"/>
      <text:p text:style-name="P5">Latex met en page automatique : alinéa, retrait de paragraphe, pagination etc. </text:p>
      <text:p text:style-name="P5"/>
      <text:p text:style-name="P5"/>
      <text:p text:style-name="P6">Latex permet de créer des bibliographies en lien avec Zotéro (qui peut produireun .bib qui sera intégrer au document Latex pour produire une bibliographie). </text:p>
      <text:p text:style-name="P7">Notkeyword dans les \printbibliography permet de déterminer quels ouvrages ont va vouloir utiliser en excluant des ouvrages en fonction de leur mots-clefs. </text:p>
      <text:p text:style-name="P8">Overleaf pour rédiger du latex en ligne de command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5:05:05.219529151</meta:creation-date>
    <dc:date>2018-12-05T16:58:53.953256660</dc:date>
    <meta:editing-duration>PT53M9S</meta:editing-duration>
    <meta:editing-cycles>11</meta:editing-cycles>
    <meta:generator>LibreOffice/5.3.7.2$MacOSX_X86_64 LibreOffice_project/6b8ed514a9f8b44d37a1b96673cbbdd077e24059</meta:generator>
    <meta:document-statistic meta:table-count="0" meta:image-count="0" meta:object-count="0" meta:page-count="1" meta:paragraph-count="11" meta:word-count="146" meta:character-count="929" meta:non-whitespace-character-count="784"/>
  </office:meta>
</office:document-meta>
</file>